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images/Bitmaps/" manifest:media-type=""/>
  <manifest:file-entry manifest:full-path="Configurations2/toolbar/" manifest:media-type=""/>
  <manifest:file-entry manifest:full-path="Configurations2/floater/" manifest:media-type=""/>
  <manifest:file-entry manifest:full-path="Configurations2/toolpanel/" manifest:media-type=""/>
  <manifest:file-entry manifest:full-path="Configurations2/menubar/" manifest:media-type=""/>
  <manifest:file-entry manifest:full-path="Configurations2/popupmenu/" manifest:media-type=""/>
  <manifest:file-entry manifest:full-path="Configurations2/statusbar/" manifest:media-type=""/>
  <manifest:file-entry manifest:full-path="Configurations2/progressbar/" manifest:media-type="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scripts/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</office:font-face-decls>
  <office:automatic-styles>
    <style:style style:family="text" style:name="aa2dd9b">
      <style:text-properties fo:color="#C00000"/>
    </style:style>
    <style:style style:family="text" style:name="a76bfad">
      <style:text-properties fo:color="#C00000"/>
    </style:style>
    <style:style style:family="text" style:name="ace2019">
      <style:text-properties fo:color="#C0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 text<text:span text:style-name="ace2019"> before footnote<text:note text:id="ftn0" text:note-class="footnote"><text:note-citation>1</text:note-citation><text:note-body><text:p text:style-name="Footnote">A footnote?</text:p></text:note-body></text:note>.</text:span></text:p>
      <text:p text:style-name="Standard"><text:span text:style-name="a76bfad">A text before endnote<text:note text:id="ftn1" text:note-class="endnote"><text:note-citation>i</text:note-citation><text:note-body><text:p text:style-name="Endnote">An endnote?</text:p></text:note-body></text:note>.</text:span></text:p>
      <text:p text:style-name="Standard"><text:span text:style-name="aa2dd9b"><text:note text:id="ftn1" text:note-class="endnote"><text:note-citation>i</text:note-citation><text:note-body><text:p text:style-name="Endnote">An endnote?</text:p></text:note-body></text:note>Svant</text:span>e</text:p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</office:font-face-decls>
  <office:styles>
    <style:default-style style:family="graphic">
      <style:graphic-properties draw:end-line-spacing-horizontal="0.283cm" draw:end-line-spacing-vertical="0.283cm" draw:fill-color="#cfe7f5" draw:shadow-offset-x="0.3cm" draw:shadow-offset-y="0.3cm" draw:start-line-spacing-horizontal="0.283cm" draw:start-line-spacing-vertical="0.283cm" fo:wrap-option="no-wrap" style:flow-with-text="false" svg:stroke-color="#808080"/>
      <style:paragraph-properties style:font-independent-line-spacing="false" style:line-break="strict" style:text-autospace="ideograph-alpha" style:writing-mode="lr-tb">
        <style:tab-stops/>
      </style:paragraph-properties>
      <style:text-properties fo:country="DE" fo:font-size="12pt" fo:language="de" style:country-asian="CN" style:country-complex="IN" style:font-size-asian="12pt" style:font-size-complex="12pt" style:language-asian="zh" style:language-complex="hi" style:letter-kerning="true" style:use-window-font-color="true"/>
    </style:default-style>
    <style:default-style style:family="paragraph">
      <style:paragraph-properties fo:hyphenation-ladder-count="no-limit" style:line-break="strict" style:punctuation-wrap="hanging" style:tab-stop-distance="1.251cm" style:text-autospace="ideograph-alpha" style:writing-mode="page"/>
      <style:text-properties fo:country="DE" fo:font-size="12pt" fo:hyphenate="false" fo:hyphenation-push-char-count="2" fo:hyphenation-remain-char-count="2" fo:language="de" style:country-asian="CN" style:country-complex="IN" style:font-name="Times New Roman" style:font-name-asian="SimSun" style:font-name-complex="Mangal" style:font-size-asian="12pt" style:font-size-complex="12pt" style:language-asian="zh" style:language-complex="hi" style:letter-kerning="true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fo:keep-with-next="always" fo:margin-bottom="0.212cm" fo:margin-top="0.423cm"/>
      <style:text-properties fo:font-size="14pt" style:font-name="Arial" style:font-name-asian="Microsoft YaHei" style:font-name-complex="Mangal" style:font-size-asian="14pt" style:font-size-complex="14pt"/>
    </style:style>
    <style:style style:class="text" style:display-name="Text body" style:family="paragraph" style:name="Text_20_body" style:parent-style-name="Standard">
      <style:paragraph-properties fo:margin-bottom="0.212cm" fo:margin-top="0cm"/>
    </style:style>
    <style:style style:class="list" style:family="paragraph" style:name="List" style:parent-style-name="Text_20_body">
      <style:text-properties style:font-name-complex="Mangal1"/>
    </style:style>
    <style:style style:class="extra" style:family="paragraph" style:name="Caption" style:parent-style-name="Standard">
      <style:paragraph-properties fo:margin-bottom="0.212cm" fo:margin-top="0.212cm" text:line-number="0" text:number-lines="false"/>
      <style:text-properties fo:font-size="12pt" fo:font-style="italic" style:font-name-complex="Mangal1" style:font-size-asian="12pt" style:font-size-complex="12pt" style:font-style-asian="italic" style:font-style-complex="italic"/>
    </style:style>
    <style:style style:class="index" style:family="paragraph" style:name="Index" style:parent-style-name="Standard">
      <style:paragraph-properties text:line-number="0" text:number-lines="false"/>
      <style:text-properties style:font-name-complex="Mangal1"/>
    </style:style>
    <style:style style:class="extra" style:family="paragraph" style:name="Footnote" style:parent-style-name="Standard">
      <style:paragraph-properties fo:margin="100%" fo:margin-left="0.499cm" fo:margin-right="0cm" fo:text-indent="-0.499cm" style:auto-text-indent="false" text:line-number="0" text:number-lines="false"/>
      <style:text-properties fo:font-size="10pt" style:font-size-asian="10pt" style:font-size-complex="10pt"/>
    </style:style>
    <style:style style:class="extra" style:family="paragraph" style:name="Endnote" style:parent-style-name="Standard">
      <style:paragraph-properties fo:margin="100%" fo:margin-left="0.499cm" fo:margin-right="0cm" fo:text-indent="-0.499cm" style:auto-text-indent="false" text:line-number="0" text:number-lines="false"/>
      <style:text-properties fo:font-size="10pt" style:font-size-asian="10pt" style:font-size-complex="10pt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display-name="Endnote Symbol" style:family="text" style:name="Endnote_20_Symbol"/>
    <style:style style:display-name="Endnote anchor" style:family="text" style:name="Endnote_20_anchor">
      <style:text-properties style:text-position="super 58%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margin-left="0.762cm" fo:text-indent="-0.762cm" text:label-followed-by="listtab" text:list-tab-stop-position="0.762cm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margin-left="1.016cm" fo:text-indent="-1.016cm" text:label-followed-by="listtab" text:list-tab-stop-position="1.016cm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margin-left="1.27cm" fo:text-indent="-1.27cm" text:label-followed-by="listtab" text:list-tab-stop-position="1.27cm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margin-left="1.524cm" fo:text-indent="-1.524cm" text:label-followed-by="listtab" text:list-tab-stop-position="1.524cm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margin-left="1.778cm" fo:text-indent="-1.778cm" text:label-followed-by="listtab" text:list-tab-stop-position="1.778cm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margin-left="2.032cm" fo:text-indent="-2.032cm" text:label-followed-by="listtab" text:list-tab-stop-position="2.032cm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margin-left="2.286cm" fo:text-indent="-2.286cm" text:label-followed-by="listtab" text:list-tab-stop-position="2.286cm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margin-left="2.54cm" fo:text-indent="-2.54cm" text:label-followed-by="listtab" text:list-tab-stop-position="2.54cm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margin-left="2.794cm" fo:text-indent="-2.794cm" text:label-followed-by="listtab" text:list-tab-stop-position="2.794cm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margin-left="3.048cm" fo:text-indent="-3.048cm" text:label-followed-by="listtab" text:list-tab-stop-position="3.048cm"/>
        </style:list-level-properties>
      </text:outline-level-style>
    </text:outline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citation-body-style-name="Endnote_20_anchor" text:citation-style-name="Endnote_20_Symbol" text:master-page-name="Endnote" text:note-class="endnote" text:start-value="0"/>
    <text:linenumbering-configuration style:num-format="1" text:increment="5" text:number-lines="false" text:number-position="left" text:offset="0.499cm"/>
  </office:styles>
  <office:automatic-styles>
    <style:page-layout style:name="Mpm1">
      <style:page-layout-properties fo:margin-bottom="2cm" fo:margin-left="2cm" fo:margin-right="2cm" fo:margin-top="2cm" fo:page-height="29.7cm" fo:page-width="21.001cm" style:footnote-max-height="0cm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  <style:page-layout style:name="Mpm2">
      <style:page-layout-properties fo:margin-bottom="2cm" fo:margin-left="2cm" fo:margin-right="2cm" fo:margin-top="2cm" fo:page-height="29.7cm" fo:page-width="21.001cm" style:footnote-max-height="0cm" style:num-format="1" style:print-orientation="portrait" style:writing-mode="lr-tb">
        <style:footnote-sep style:adjustment="left" style:color="#000000" style:rel-width="25%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 office:version="1.2">
  <office:meta>
    <meta:creation-date>2013-03-25T14:35:33.62</meta:creation-date>
    <meta:document-statistic meta:character-count="46" meta:image-count="0" meta:object-count="0" meta:page-count="2" meta:paragraph-count="4" meta:table-count="0" meta:word-count="12"/>
    <dc:date>2019-07-23T14:11:01</dc:date>
    <meta:editing-duration>PT0.256S</meta:editing-duration>
    <meta:editing-cycles>3</meta:editing-cycles>
    <meta:generator>StarOffice/8$Win32 OpenOffice.org_project/680m18$Build-9161</meta:generator>
  </office:meta>
</office:document-meta>
</file>